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ext_20_body">
      <style:text-properties fo:font-variant="normal" fo:text-transform="none" fo:color="#2c2b2b" style:font-name="arial" fo:font-size="9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185cm" fo:orphans="2" fo:widows="2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5" style:family="paragraph" style:parent-style-name="Text_20_body" style:list-style-name="L20">
      <style:paragraph-properties fo:margin-left="0cm" fo:margin-right="0cm" fo:margin-top="0cm" fo:margin-bottom="0.185cm" fo:orphans="2" fo:widows="2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6" style:family="paragraph" style:parent-style-name="Text_20_body" style:list-style-name="L21">
      <style:paragraph-properties fo:margin-left="0cm" fo:margin-right="0cm" fo:margin-top="0cm" fo:margin-bottom="0.185cm" fo:orphans="2" fo:widows="2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7" style:family="paragraph" style:parent-style-name="Text_20_body" style:list-style-name="L22">
      <style:paragraph-properties fo:margin-left="0cm" fo:margin-right="0cm" fo:margin-top="0cm" fo:margin-bottom="0.185cm" fo:orphans="2" fo:widows="2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8" style:family="paragraph" style:parent-style-name="Text_20_body" style:list-style-name="L23">
      <style:paragraph-properties fo:margin-left="0cm" fo:margin-right="0cm" fo:margin-top="0cm" fo:margin-bottom="0.185cm" fo:orphans="2" fo:widows="2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9" style:family="paragraph" style:parent-style-name="Text_20_body" style:list-style-name="L24">
      <style:paragraph-properties fo:margin-left="0cm" fo:margin-right="0cm" fo:margin-top="0cm" fo:margin-bottom="0.185cm" fo:orphans="2" fo:widows="2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185cm" fo:orphans="2" fo:widows="2" fo:text-indent="0cm" style:auto-text-indent="false" fo:padding="0cm" fo:border="none"/>
    </style:style>
    <style:style style:name="P11" style:family="paragraph" style:parent-style-name="Text_20_body" style:list-style-name="L25">
      <style:paragraph-properties fo:margin-left="0cm" fo:margin-right="0cm" fo:margin-top="0cm" fo:margin-bottom="0.185cm" fo:orphans="2" fo:widows="2" fo:text-indent="0cm" style:auto-text-indent="false" fo:padding="0cm" fo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c2b2b" style:font-name="arial" fo:font-size="9pt" fo:letter-spacing="normal" fo:font-style="normal" fo:font-weight="normal"/>
    </style:style>
    <style:style style:name="T3" style:family="text">
      <style:text-properties fo:font-variant="normal" fo:text-transform="none" fo:color="#2c2b2b" style:font-name="arial" fo:font-size="9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c2b2b" style:font-name="arial" fo:font-size="9pt" fo:letter-spacing="normal" fo:font-style="normal" fo:font-weight="bold" style:font-weight-asian="normal" style:font-weight-complex="normal"/>
    </style:style>
    <style:style style:name="T5" style:family="text">
      <style:text-properties fo:font-variant="normal" fo:text-transform="none" fo:color="#2c2b2b" style:font-name="arial" fo:font-size="9pt" fo:letter-spacing="normal" fo:font-style="normal" style:text-underline-style="none" fo:font-weight="bold" style:font-weight-asian="bold" style:font-weight-complex="bold"/>
    </style:style>
    <style:style style:name="T6" style:family="text">
      <style:text-properties fo:font-variant="normal" fo:text-transform="none" fo:color="#2c2b2b" style:text-position="-33% 80%" style:font-name="arial" fo:font-size="9pt" fo:letter-spacing="normal" fo:font-style="normal" fo:font-weight="bold" style:font-weight-asian="normal" style:font-weight-complex="normal"/>
    </style:style>
    <style:style style:name="T7" style:family="text">
      <style:text-properties fo:font-variant="normal" fo:text-transform="none" fo:color="#2c2b2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S DEL PROBLEMA</text:p>
      <text:p text:style-name="P2"/>
      <text:p text:style-name="P2">Se<text:span text:style-name="T1"> tiene un <text:s/>tablero de Ajedrez y se sitúa un caballo solitario en cualquier casilla de este y se quiere, utilizando la reglas del juego, que el caballo recorra todas y cada una de las casillas del tablero sin repetir ninguna casilla visitada.</text:span></text:p>
      <text:p text:style-name="P2"><text:span text:style-name="T1"/></text:p>
      <text:p text:style-name="Standard"><text:span text:style-name="T8"><draw:frame draw:style-name="fr1" draw:name="gráficos1" text:anchor-type="as-char" svg:width="3.387cm" svg:height="3.493cm" draw:z-index="0"><draw:image xlink:href="http://maverick.cubava.cu/files/2015/04/Movimientos-de-un-caballo-de-ajedrez.jpg" xlink:type="simple" xlink:show="embed" xlink:actuate="onLoad"/></draw:frame></text:span></text:p>
      <text:p text:style-name="Standard"><text:span text:style-name="T8"/></text:p>
      <text:p text:style-name="Standard"><text:span text:style-name="T8">Si observamos la figura y enmueramos, definimos y ordenamos los movimientos del cabllao de ajedrez (1-8), tomando el primer movimiento como el superior más a la de la izquierda y siguiendo un sentido horario tenemos los 8 movimientos del cabllo de ajedrez desde una posición </text:span><text:span text:style-name="T5">(</text:span><text:span text:style-name="T4">x</text:span><text:span text:style-name="T6">k</text:span><text:span text:style-name="T4">,y</text:span><text:span text:style-name="T6">m</text:span><text:span text:style-name="T4">)</text:span><text:span text:style-name="T8"> </text:span><text:span text:style-name="T1">de un tablero cuadrado hacia una posición </text:span><text:span text:style-name="T3">(</text:span><text:span text:style-name="T4">x</text:span><text:span text:style-name="T6">k+1</text:span><text:span text:style-name="T4">,y</text:span><text:span text:style-name="T6">m+1</text:span><text:span text:style-name="T3">), </text:span><text:span text:style-name="T7">convirtiendo el propio tablero en un sistema de coordenadas cartesianas o un mapa:</text:span></text:p>
      <text:p text:style-name="Standard"><text:span text:style-name="T3"/></text:p>
      <text:p text:style-name="P3"><text:span text:style-name="T9"><text:line-break/><text:tab/>posición 1: se le restan 2 posiciones a la x y se le suma una 1posicion a la y</text:span></text:p>
      <text:p text:style-name="P4"><text:tab/>posición 2: se le resta 1 a la x y se le suman 2 a la y</text:p>
      <text:list xml:id="list3444632033984918052" text:style-name="L20">
        <text:list-header>
          <text:p text:style-name="P5">posición 3: se le suma 1 a la x y se le suman 2 a la y</text:p>
        </text:list-header>
      </text:list>
      <text:list xml:id="list207472392111736174" text:style-name="L21">
        <text:list-header>
          <text:p text:style-name="P6">posición 4: se le suman 2 a la x y se le suma 1 a la y</text:p>
        </text:list-header>
      </text:list>
      <text:list xml:id="list2173193893570789553" text:style-name="L22">
        <text:list-header>
          <text:p text:style-name="P7">posición 5: se le suman 2 a la x y se le resta 1 a la y</text:p>
        </text:list-header>
      </text:list>
      <text:list xml:id="list5517184650441539538" text:style-name="L23">
        <text:list-header>
          <text:p text:style-name="P8">posición 6: se le suma 1 a la x y se le restan 2 a la y</text:p>
        </text:list-header>
      </text:list>
      <text:list xml:id="list6850421643694750509" text:style-name="L24">
        <text:list-header>
          <text:p text:style-name="P9">posición 7: se le resta 1 a la x y se le restan 2 a la y</text:p>
        </text:list-header>
      </text:list>
      <text:list xml:id="list3222523455162092234" text:style-name="L25">
        <text:list-header>
          <text:p text:style-name="P11"><text:span text:style-name="T2">posición 8: se le restan 2 a la x y se le resta 1 a la y</text:span> </text:p>
        </text:list-header>
      </text:list>
      <text:p text:style-name="P10">No hace falta decir que un movimiento es válido si y solo si el movimiento está dentro del tablero, pues entonces tenemos que tener cuidado en los bordes.</text:p>
      <text:p text:style-name="P10"/>
      <text:p text:style-name="P10">En casos de un tablero de dimensiones menores a 4x4 es posible que se dé el caso de que sea irresoluble el problema debido al propio movimiento del caball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21S</meta:editing-duration>
    <meta:editing-cycles>3</meta:editing-cycles>
    <meta:generator>OpenOffice/4.1.3$Win32 OpenOffice.org_project/413m1$Build-9783</meta:generator>
    <dc:date>2017-06-02T19:06:04.73</dc:date>
    <meta:document-statistic meta:table-count="0" meta:image-count="1" meta:object-count="0" meta:page-count="1" meta:paragraph-count="14" meta:word-count="314" meta:character-count="1468"/>
    <meta:user-defined meta:name="Info 1"/>
    <meta:user-defined meta:name="Info 2"/>
    <meta:user-defined meta:name="Info 3"/>
    <meta:user-defined meta:name="Info 4"/>
  </office:meta>
</office:document-meta>
</file>